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text:p text:style-name="P1"/>
      <text:p text:style-name="P1">•••</text:p>
      <text:p text:style-name="P1">Wednesday 19th of November 2025, 22:05, entry 543</text:p>
      <text:p text:style-name="P1">I’d forgotten something very important I’d felt two days ago, and I only felt again earlier: it’s hard to describe, and I’d previously described it as a will to fight, a “fuck you” to this world. They’re... Not wrong, but they’re not it. It’s almost like a... A dare. A dare to myself. That feeling was me daring myself to do everything I had to do, it was me daring myself to use up all of my energy right away without giving a fuck. The consequences? Oh, they’re my bitches too, don’t worry. And I knew they would be. Fatigue is a state, it’s the mentality that matters. So, when my common sense told me that we’ve wasted the entire day, and we wouldn’t have the strength to do what we had to do left, I didn’t listen. And it felt good.</text:p>
      <text:p text:style-name="P1">But there’s also something else I have to touch on.</text:p>
      <text:p text:style-name="P1">The nightfront was incredibly aggressive tonight. It had been building up in aggressiveness, and tonight it reached new heights. Or should I say, old heights. It was comparable to the heydays, to the beginning. I got bodied around like I haven’t been in a very long time. Several consecutive nightmares with me slowly getting isolated in the dark, getting strangled or suffocated by God knows what, and meeting a supposed detective who’s actually a psycho that blasts everyone around to pieces with a shotgun and executes children and a reporter with his pistol while hunting me down. That kind of thing. And you know what? I want vengeance. I want it again. Every last fucking soul, every last fucking nightmare that came that came upon me yesternight, I know I can kick their asses. So I welcome it. I welcome this level of aggressiveness. I’ll use it to show myself how much I’ve grown, and if the answer is unsatisfactory, then I’ll use it to grow. They say you gotta be careful what you wish for, but I know that in that world, strength of will is everything. That’s why I know I can get my revenge. I know I’m strong, and I want all of those fuckers to find that out too.</text:p>
      <text:p text:style-name="P1">But self-control dictates that I have to keep ice water running in my veins. I’ll bide my time. I’ll be patient. I’ll use yesternight as fuel, but if the chance ever presents itself to prove to myself who I am, then... I’ll look forward to the answer.</text:p>
      <text:p text:style-name="P1">If Jordan had the Pistons to deal with, then I have the nightfront. I thank him for yet another blueprint he presents me with; I believe that’s the hallmark of greatness.</text:p>
      <text:p text:style-name="P1">I’ll be patient now, because I know this is the way to go to become strong enough to lay waste to the world. I’ll keep on growing, I’ll keep on trying, and I welcome this challenge that is the nightfront. See you tomorrow, should we have such an honour.</text:p>
      <text:p text:style-name="P1"/>
      <text:p text:style-name="P1">•••</text:p>
      <text:p text:style-name="P1">Thursday 20th of November 2025, 23:29, entry 544</text:p>
      <text:p text:style-name="P1">We did get the honour. But what have we made of it? Not enough. So many excuses. So many excuses.</text:p>
      <text:p text:style-name="P1">However, I will admit that today’s “bad” was an improvement on our usual “bad”. Of course, I wanted good performance in the first place. Did you know? We’re still mentally weak, for all you say. Or rather, we’re not as strong as we want to be. Wuthering Waves is a great game, but in my current state, it’s too much for me. My weakness of mind is blatant. My lack of discipline is. Patience... It is necessary, but not sufficient. Patience alone won’t get me where I want to be. I have to act. To make the sacrifices that need to be made. I need to do better. I will do better.</text:p>
      <text:p text:style-name="P1"/>
      <text:p text:style-name="P1">•••</text:p>
      <text:p text:style-name="P1">Friday 21st of November 2025, 21:35, entry 545</text:p>
      <text:p text:style-name="P1">The theory is as follows: willpower is only conditionally infinite. Some conditions can keep it active indefinitely. “Motivation”, if you will. Thus, the game is plain and simple: we have to find our why.</text:p>
      <text:p text:style-name="P1">We think we know it, but... Do we? We fight against meaninglessness, we fight for happiness, we fight for ourselves. But all those whys are very... What’s the word... Abstract. They’re abstract concepts. And that’s a problem. Now, either we rewire ourselves to like abstract goals, or we find different goals. We know we won’t change objectives. So we have to rewire ourselves.</text:p>
      <text:p text:style-name="P1">Fuck. There’s no easy way out, is there? There’s no neat little secret I can use to just...Do. To just be.</text:p>
      <text:p text:style-name="P1"/>
      <text:p text:style-name="P1">I do not trust the process, that’s why I keep on searching for something... For... a key.</text:p>
      <text:p text:style-name="P1">I do not trust the process...</text:p>
      <text:p text:style-name="P1">Should I? Should I trust it? My mind is narrow, and I cannot properly determine whether the process really is our best option.</text:p>
      <text:p text:style-name="P1">Belief. No, I think you’re wrong. Our why is too weak. I think there is a key, and we have to find it. Right now, I can feel it. Motivation. What we need is a strong objective to fuel our motivation.</text:p>
      <text:p text:style-name="P1">TCTW?</text:p>
      <text:p text:style-name="P1">An interesting proposition. But... That’s not it. I... How strange. If anything were “it”, it would have to be TCTW. Am I simply miscalculating, misinterpreting my feelings? Or, have I become so self-centred TCTW cannot be the centre anymore? I feel like it should be a by-product, or rather, an important chapter. But not everything.</text:p>
      <text:p text:style-name="P1">I...? I should be my own goal?</text:p>
      <text:p text:style-name="P1">That is the goal that makes most sense. The one I lean towards the most. It is the most self-sustaining, true-to-self, and, in the truest IT sense of the word, the most robust objective. If I existed in a universe devoid of circumstances, would it still be my objective? Would I, the only entity extant in such a universe, be my own objective? Would I even have a concept of “ideal” to chase, if no one else were there? I doubt it.</text:p>
      <text:p text:style-name="P1">Something tells me that searching for this why is the same as searching for a theory of everything. Fuck it, let’s drop the pretences that reality is only what we see. If we include the full picture, does it change anything?</text:p>
      <text:p text:style-name="P1">The answer is no.</text:p>
      <text:p text:style-name="P1">Very well. Then let’s dive. Let’s dive deep into our supposition. The goal is simple: to find a dream that would still be our dream, no matter the circumstances, no matter what kind of life we were born in, no matter if circumstances even exist. That’s the kind of dream I want to have. A dream that is true and strong. A dream that defies reality, that cares not for the laws of physics, much less those of man. What kind of dream would that be? And, why do I want something like that?</text:p>
      <text:p text:style-name="P1">Happiness. That answer came easily. I want to be happy for the sake of it.</text:p>
      <text:p text:style-name="P1"/>
      <text:p text:style-name="P1">... Will anything change if we put happiness on a pedestal, then? It never was explicitly there. In the sense that, I don’t remember having it as our why. As our dream, yes, but not as our why. Apparently, according to my current feelings at least, there’s a difference between these two things.</text:p>
      <text:p text:style-name="P1">Sigh... So we’ve just run a circle? Losing our... anger, what was until moments ago our only real motivation in the process. Is this the end of our red phase?</text:p>
      <text:p text:style-name="P1">No, no, and just no. Fuck it all. Fuck all this shit. No, no, no, hold the fuck up now. All of this for what? All this shit, what for? Something has to be wrong. Happiness? Are you serious? Are you fucking kidding me? Happiness? That’s the best answer you can give me? Hold the fuck up now. Why the fuck am I even alive in the first place? Happiness? No, no, no, hold the fuck up, something’s not right, something’s not adding up. I reject that answer. That can’t be all there is to it. That can’t be everything. There has to be more. It’s not just happiness, is it? Oh... Right... There is no answer. There is no intrinsic meaning to life, as far as I can objectively tell. Excluding the biological/evolutionary ones, of course. There is no meaning, which is why we could choose ours. Therefore, I can choose more than just happiness.</text:p>
      <text:p text:style-name="P1">So, it all comes down to this most important question: what the fuck do I want?</text:p>
      <text:p text:style-name="P1">It’s not just happiness. I want “everything”, but what does “everything” mean? What does my heart mean by that? Everything that’s important... And what would that be?</text:p>
      <text:p text:style-name="P1">I see... I want a fun life.</text:p>
      <text:p text:style-name="P1"/>
      <text:p text:style-name="P1">... This is sad. What should I do? Give up everything and lead a normal life? Give up writing?</text:p>
      <text:p text:style-name="P1">Let’s take a moment to breathe.</text:p>
      <text:p text:style-name="P1">A meaning to life. Our current one, “happiness”, is proving to be rather weak.</text:p>
      <text:p text:style-name="P1">Ah. I was thinking, what if we were to make it more challenging, what if we added restrictions? I don’t know when I acquired this pattern, but I know that making stuff more challenging can make it more engaging. And that’s when this new word popped up.</text:p>
      <text:p text:style-name="P1">“True happiness.”</text:p>
      <text:p text:style-name="P1">I... Like the sound of that much better. It’s not about the state of being idiotically joyous and merry. “True.” It wants no compromises. None. And that addition, that specification... It sounds like it makes it worth it. It feels serious. It feels far away, but also reachable, theoretically achievable. So what the fuck is true happiness? I don’t know, but I do feel like if I keep on not compromising on anything, if I keep on course, I’ll get somewhere I won’t regret being. Hm. I think I want true happiness.</text:p>
      <text:p text:style-name="P1">Yeah, that’s probably it. But there are no cheat codes, and there are no easy ways out.</text:p>
      <text:p text:style-name="P1">From now on, surely it will be more of the same. But hopefully, the more things stay the same, the more they change.</text:p>
      <text:p text:style-name="P1">See you tomorrow, someway, somehow, Harmony.</text:p>
      <text:p text:style-name="P1"/>
      <text:p text:style-name="P1">•••</text:p>
      <text:p text:style-name="P1">Saturday 22nd of November 2025, 21:31, entry 546</text:p>
      <text:p text:style-name="P1">Good day, good performance, got to keep it up. I recognise the moments I have to fight better than ever, and I recognise that I have to fight with all I’ve got. There will always be excuses, but the fact remains that if I want to become extraordinary I can’t settle for ordinary logic. I can’t compromise on anything, and I always got to play to the best of my abilities.</text:p>
      <text:p text:style-name="P1">I don’t have much to say today. For the time being, I’ll keep on walking this road. I’m not sure I’ve got much better options. All I can do for now is try to create opportunities for the future, improve my positioning.</text:p>
      <text:p text:style-name="P1">Every moment counts, even now. Especially now, since that’s all we’ve got. I’ll get ready to go to sleep. If we have that luxury, see you tomorrow.</text:p>
      <text:p text:style-name="P1"/>
      <text:p text:style-name="P1">•••</text:p>
      <text:p text:style-name="P1">Monday 24th of November 2025, 01:37, entry 547</text:p>
      <text:p text:style-name="P1">I’m late today. And... I can’t really explain it. Theoretically, given the circumstances, this shouldn’t have happened. This means I have to modify my model of myself. I should update it with this new data: even with all the awareness, even with... This new thing we have to talk about, situations like this can still happen. I have overestimated my mental toughness, or I’ve misunderstood my situation. Either way, there’s something I should have talked of today, but given the time, I’ll do it tomorrow. Because I want to take my sweet time talking about it. Let me preface it quickly: the inner war is over. Not through a decisive battle, not through victory. I’ve simply made peace with myself.</text:p>
      <text:p text:style-name="P1">You see, yesterday or the day before, I was talking about how I wanted to come across a key, a breakthrough. Turns out I’ve found one, yesternight.</text:p>
      <text:p text:style-name="P1">I have a theory on the nature of consciousness and the subconscious. This theory has been put to use minutes after its conception, and the result was inner peace. Let’s use tomorrow to see whether this inner peace will last, but today, it was promising. Goodnight.</text:p>
      <text:p text:style-name="P1"/>
      <text:p text:style-name="P1">•••</text:p>
      <text:p text:style-name="P1">Monday 24th of November 2025, 21:36, entry 548</text:p>
      <text:p text:style-name="P1">Since today was rather normal, I’ll get straight to the point. As promised, I’ll explain my theory. Let me walk you through its formation.</text:p>
      <text:p text:style-name="P1">For a long time, I’ve been fascinated by how creatures as tiny as jumping spiders or ants could exhibit as much intelligence as they did; they have a nervous system, but they don’t have a brain, and yet they are fully capable of responding to the circumstances around them. <text:s text:c="1"/>About a month ago, a friend of mine gave me an insight as to what could cause that: evolution gave them a good response algorithm. The input to that algorithm is the environment as perceived through their senses, their nervous system is the main body of the algorithm, and the decisions they make is the output. This explanation was reinforced in my mind a few weeks ago when, with that same friend, we thought of developing an AI to play slither.io. Before that though, they’d quickly developed a bot to control the worm, a fully-algorithmic, programmatic bot, and it displayed an impressive amount of intelligence in the real game for being just a few lines of code.</text:p>
      <text:p text:style-name="P1">Now, let’s change topics for a second. As of late, I’ve been reorganising the way I meditate. In the evening sessions, I wanted to pay attention to my “intent”. Before we act, we have an intention to act; I wanted to learn to recognise it, to intercept it, so that I could potentially change it if I didn’t like where it was going, or what it was aiming for. And, the thing is, I already had a <text:s text:c="1"/>preconceived belief regarding intent: I believed (and still do) it came from the subconscious, the black box that is the subconscious. In other words, and very importantly: intention does not come from the consciousness. Our consciousness can make the subconscious create an intent, it can lead the subconscious to the creation of intention, but it itself does not directly create intent. That is my belief. This belief was reinforced through my observations during my meditation sessions, but a particular observation I’ve made long ago corroborates it: I believe the phenomenon of intent not originating from the consciousness is particularly blatant, easy to observe, when one is drunk. One time, it was particularly flagrant: my body moved one full second before my mind had been made up on it. At the time, it had puzzled me, but with this belief it is not that surprising a fact. And, it wasn’t just a one time thing. Try it yourself. I’m positive you’ll observe the same phenomenon after a few drinks.</text:p>
      <text:p text:style-name="P1">Anyway, the night before yesternight, I had a lot of trouble falling asleep, owing to the excessive amount of caffeine I’d consumed throughout the day. And as I lay in bed, my thoughts drifted towards the observations in my meditation sessions, and towards intent, and intercepting it. And I’d come to form a mental schema of the relationship between consciousness, the subconscious, and intention. In my mental diagram, the subconscious was an empty box, symbolising a black box, and consciousness, or more precisely, my thoughts were an arrow coming out of the black box. Similarly, intention was also an arrow coming from the same black box, albeit a different one. Sometimes the arrows of intent and thoughts pointed towards the same direction, and sometimes they didn’t. And, I wondered how that black box works.</text:p>
      <text:p text:style-name="P1">And now, we remember the first paragraph, we remember how the nervous system can be seen as an algorithm. It takes as input whatever the senses perceive, and it outputs a decision, like a movement. But tell me, how far can we push this algorithm? How complex can we make it? When the game is slither.io, things are relatively simple, and a few lines of code are all that are needed. But now, let’s say that there can be centipedes that prey on our worms. Well, now you’ve got to add more code to avoid those. But what if we added a full dimension and went from 2D to 3D, and now you can dig underground and resurface? Well, we gotta handle that too. Let’s spice it up, and let’s add birds: now death can come from above, and it doesn’t look anything like a centipede. And every time new things come up, evolution modifies our algorithm, and natural selection only keeps the working ones. And because prey adapts to predator and predator adapts to prey, the game of life constantly gains in diversity, and all sorts of algorithms are created.</text:p>
      <text:p text:style-name="P1">But in the midst of all this evolving, some organism somewhere does something crazy: they develop a brain. Something somewhere stopped complexifying their algorithm, and started building a neural network. Or, what’s more likely, they kept their algorithm evolving as needed as they developed their neural network. And the idea exploded, there was an AI boom: after all, instead of writing code for every single possible edge case that might kill an organism, brains are capable of dynamically responding to circumstances. That’s extremely powerful. But of course, while a neural network is good, a neural network backed by an algorithm that’s been in development for hundreds of millions of years is even better. Thus, the brain + nervous system combination became ubiquitous in creatures that could afford them.</text:p>
      <text:p text:style-name="P1">And so, it is my belief that the black box that is the subconscious is this combination of brain and nervous system. Our senses take in the environment, which they feed as input to the (now I use the term properly) nervous system, and the output is intention. Such is my theory. But then you might wonder: where’s consciousness? And the answer is Deepseek R1. More precisely, it’s Deepseek’s Deepthink feature. That feature is the consciousness. Let me elaborate:</text:p>
      <text:p text:style-name="P1">The brain + nervous system combination is powerful and usually results in good decisions, but not always. And it just so happened that at the beginning of the year, I was fascinated by how the Deepseek R&amp;D team was able to create a model that competed with the centi-billion parameter LLMs with just a fraction of the cost. Their greatest find? Deepthink. They got the model, they got Deepseek R1 to analyse its own output, its own intention. They got it to reevaluate it before answering. But it would seem that they weren’t the first to get that idea. It would seem Nature had come up with it who knows how many millions of years ago. Put simply: Nature was pushing intelligence to its limits, as it had done with size, jaw strength, speed or whatever. And in the process, one of the paths that had been naturally selected contained the Deepthink feature: after all, what do we need to be able to analyse one’s thoughts, one’s intents? We need awareness. That’s right, that’s the birth of consciousness. Push intelligence even further, and you obtain self-consciousness.</text:p>
      <text:p text:style-name="P1">And so, the model is complete, and in my mental diagram that relates consciousness, the subconscious and intent, black boxes were no more.</text:p>
      <text:p text:style-name="P1"/>
      <text:p text:style-name="P1">... I like this theory. I’ll consider it a working theory for the time being. Should probably study it properly, but I don’t feel like it. I’ll leave the honour to someone else. Let’s leave the realm of make-believe academia and dive right back in my own mind. There’s two things I want to touch on:</text:p>
      <text:p text:style-name="P1">1. Yesterday I mentioned how I immediately applied the above theory, and how I found a “key”.</text:p>
      <text:p text:style-name="P1">2. I happen to believe in the existence of the soul. Where does it fit, in my model? This question... I think I’ll leave it unanswered for the time being. I have ideas, but they’re still budding. I’ll give them time.</text:p>
      <text:p text:style-name="P1">So, what happened the night before yesternight, after I’d formed my theory? How did it lead to me finding a “key”, and declaring that the war with myself is over?</text:p>
      <text:p text:style-name="P1"/>
      <text:p text:style-name="P1">It’s very simple actually. I got horny.</text:p>
      <text:p text:style-name="P1"/>
      <text:p text:style-name="P1">For the comedic effect I have elected to continue in a new paragraph. Anyway, I got horny and intrusive thoughts started invading my mind. And, as was usual, I started fighting myself, I started crushing my own thoughts and suppressing my desires. Yet another battle with the self had begun. But then, it suddenly stopped. All of a sudden, I thought about my theory again, and I realised: these thoughts came from my subconscious, didn’t they? This was... It was all me, wasn’t it? I could finally put a face on the enemy I’ve been going to war with for years. And it was me. It was the subconscious part of myself. And... We had a talk. I asked my subconscious, I asked him whether... Whether he would side with me.</text:p>
      <text:p text:style-name="P1">Ultimately, we wanted our own good, didn’t we? So, I asked him to chase true happiness with me. He accepted. After all, he was the same person who’d asked me to “stay by my side,” a few months ago when we’d hurt ourselves after a fight, 「傷が治るまで。その後も。」. It was the same person. It was the exact same person I wanted to love, and, I think, wants to love me back. We made peace.</text:p>
      <text:p text:style-name="P1">But at the same time, I got a bit sad too. See, I believe... I believe I am the “soul” part of me, or at least, the soul is within me, within the self-consciousness. And... It occurred to me that one day, this body will die, but I will live on. That is what I believe. This body will be gone, and its subconscious with it. This body will die, and the person I want to love will go with it. I will leave it behind. And, that saddened me. I wondered, a million years from now, I’ll probably forget your face, won’t I? I’ve always been bad at remembering faces. Will I even remember your name? I thought about it. That’s why I’ve decided. I’m going to write your name down, while I still know it. I’ll put it on paper, while I’m still with you. It doesn’t mean much, but maybe this way, others will remember you for me.</text:p>
      <text:p text:style-name="P1">... You don’t care, do you? Couldn’t give a shit about my emotional moment, huh? Still, I want to love you, so I’ll put your name down, alongside mine.</text:p>
      <text:p text:style-name="P1">My name is Harmony. It’s the name I’ve chosen for myself, it’s the name I’ll engrave in my heart of hearts, in my soul. And, the one I’m with right now, my current vessel, and, as is my intention to make, my absolute best vessel, his name is Andry.</text:p>
      <text:p text:style-name="P1">Hm. Putting that name down feels wrong in this place. After all the lengths I’ve gone to to not reveal it. Whatever. Well, whatever.</text:p>
      <text:p text:style-name="P1">What else? Oh, yeah, the consequences of peace.</text:p>
      <text:p text:style-name="P1">It’s quite simple really: Andry’s intents and the thoughts he generates now align with mine. I... As absurd as this sounds, I’ve tried it multiple times, and I could literally choose to simply not be horny. I... I have control over my subconscious, essentially. That sounds crazy overpowered, and it probably is. Earlier I’d asked Andry to silence his thoughts as much as possible during the meditation session. He did. In fact, just in general, I’m at peace with myself, and I’m not drowning in my own thoughts. ... It’s pretty great.</text:p>
      <text:p text:style-name="P1">That was also in big part why I was so surprised at my performance yesterday. If I essentially have control over my subconscious, shouldn’t being disciplined throughout the day be a breeze? As it turns out, no. As it turns out, I have full control of the “intent” that the subconscious generates, I can get Andry to align it with mine at will. But the state of the body is a different matter entirely. If your body feels like shit and is dying, it feels like shit and is dying. It becomes a test of willpower again. I cannot force myself to unfeel like shit, not even my subconscious has control over that.</text:p>
      <text:p text:style-name="P1">And, I’m kinda glad of that. I still do have to develop my willpower. But, with Andry by my side now, the process should be much smoother. Time will tell. See you tomorrow, hopefully.</text:p>
      <text:p text:style-name="P1"/>
      <text:p text:style-name="P1">•••</text:p>
      <text:p text:style-name="P1">Tuesday 25th of November 2025, 22:30, entry 549</text:p>
      <text:p text:style-name="P1">Let’s keep it short. Today, I’ve tried to take this game very seriously. I wanted to play this match to the very best of my abilities. And, since earnest attempts are actually rare, I was caught offguard when every day life came and disrupted me at every corner. No, that’s not correct: I let it disrupt me. That is a much better way of stating it. I’ve let it disrupt me. I did not set up barriers, I did not try to protect my focus and my attention. I’ve paid the price. But make no mistake: I have no intention of giving up. This serves as a lesson, meaning: I’ll try again. As soon as tomorrow. I was about to make a bad move and try to pull an all-nighter.</text:p>
      <text:p text:style-name="P1">... Is it a mistake?</text:p>
      <text:p text:style-name="P1">The task we want to do is heavily cerebral. Not sleeping just because we know we have to wake up early is... Not smart. Let’s go to sleep now.</text:p>
      <text:p text:style-name="P1"/>
      <text:p text:style-name="P1">•••</text:p>
      <text:p text:style-name="P1">Wednesday 26th of November 2025, 21:20, entry 550</text:p>
      <text:p text:style-name="P1">It started off well, but, we’d predicted a 50-50 chance of being productive in the evening, and we lost the bet. However, I know why I lost the bet. Indecisiveness. I... The reason I’m extremely inefficient in the first place is procrastination under one form or other. But not all procrastination is easy to spot. I noticed that too frequently, I overthink my time away. Today, I was even aware of that, but my indecisiveness just led me to overthink, and I lost my awareness as my thoughts drifted away.</text:p>
      <text:p text:style-name="P1">Well, to be fair, that’s not the entire story. There were more circumstances at play that led to us losing the bet. However, indecisiveness is the main factor I want to correct.</text:p>
      <text:p text:style-name="P1">Shit. I knew I’d be tired, but I’m tired.</text:p>
      <text:p text:style-name="P1">Say. I want to relax myself to sleep. What should I do?</text:p>
      <text:p text:style-name="P1">Perhaps... A rewatch of Frieren. I’ve been dying to do that. I think it’s my favourite anime. At least currently.</text:p>
      <text:p text:style-name="P1">I mean, it’s great, but I kind of want something... To my taste. Something that matches my current... State of mind. Someone who more than ever understands the value of staying cool-headed at all times, someone whose confidence is at an all-time high because they believe they know themselves well. And, someone who, because they know themselves well and thanks to circumstances, has a clear path ahead for the immediate future, one that is challenging but well within their level. Someone who wants to better themselves, someone who wants to achieve their ideal, relentlessly. Blue Lock wasn’t bad, but that wasn’t quite it. ... What about Slam Dunk, the manga? I’ve heard a lot about it. Is it about passion, I wonder? It’s the same author as Vagabond, and, perhaps I lacked maturity at the time, but something felt off about Vagabond. I don’t think I was that immature, as I read it only about three years ago. And for some reason, that same feeling is permeating Slam Dunk, even though I’ve never read it.</text:p>
      <text:p text:style-name="P1">Then, any other proposition? Something to fall asleep to, not to get hooked on. Perhaps we should just continue our reread of the Lord of the Rings. Quite a fun book too, that one.</text:p>
      <text:p text:style-name="P1">While we talk about books... I want to mention a difference I felt between LotR and the Harry Potter series. I.. I quite like them both, but I have a preference for Tolkien’s work. But more importantly, there’s a subjective aspect that’s bugging me, something that Harry Potter makes me feel that LotR doesn’t, and which makes me prefer the latter: when I was reading Harry Potter, it frequently happened that I just couldn’t stop myself from reading. I just had to continue. And, that should be good. But, it felt wrong. I don’t know how to put it, it’s like... It’s the same addictive-ness of eating potato chips. Yeah, that captures how I felt back then. It felt unhealthy, in a way that LotR never did. Like... Something about it, something about the story wasn’t organic. For Tolkien, I’m tempted to say that his was a work of the heart. Does that mean that the same isn’t true for Rowling? No. No, but... Like, 下心あった。。。って感じ？ No, no, more like, there wasn’t just heart, something else got mixed into it. I don’t know what it is. Let’s leave it at that.</text:p>
      <text:p text:style-name="P1">The important point is, at this rate, I think my stories will feel the same. だってこっちは下心が明らかにある。 Well, at least to me it’s obvious. And I don’t want that. Your soul... My place on Earth...</text:p>
      <text:p text:style-name="P1">Because I don’t write from the heart. If my stories ever felt like that, this would be the reason. It would be because I compromised, somewhere, and the ink I used wasn’t drawn from the deepest wells of my soul. Let this serve as a warning. Let’s stop here.</text:p>
      <text:p text:style-name="P1"/>
      <text:p text:style-name="P1">•••</text:p>
      <text:p text:style-name="P1">Thursday 27th of November 2025, 21:34, entry 551</text:p>
      <text:p text:style-name="P1">Today was the opposite of yesterday in a sense: a slow start in the morning before going strong in the afternoon. Due to circumstances, from now on, for the foreseeable future all mornings will be lost unless they’re played to perfection.</text:p>
      <text:p text:style-name="P1">I don’t actually have much to say about today, except keep it up.</text:p>
      <text:p text:style-name="P1">Hm, I’d like to note how, when things go well, we aren’t really explicit about them. Need I remind you that whether the result is success or failure, the post-game analysis process should still be the same? Let’s analyse.</text:p>
      <text:p text:style-name="P1">The morning was essentially lost by us waking up unexpectedly late. However, we did our chores while remembering that every day is a match, and every match should be played to the best of our abilities. It’s that mentality that made us work hard when we had the chance to, later in the afternoon and into the evening. But before we got to wok, there was a blank, a period of... Nothingness? Somehow, I lost a lot of time, one hour and a half. Awareness? Or, lack of it, rather. Hm, not really. We shouldn’t underestimate how hard fatigue is to overcome. We really shouldn’t. I see. I understand then. To respect our opponents, and all the barriers in our way.</text:p>
      <text:p text:style-name="P1">Mentality. That’s the key. Yes, the main key. We build the best mentality, or rather, the ideal mentality we can think of, and we must enact whatever our mentality dictates. This being a continuous process, this just means: keep doing what you’re doing. And don’t forget yourself nor God in the process. See you tomorrow, if we get one.</text:p>
      <text:p text:style-name="P1"/>
      <text:p text:style-name="P1">•••</text:p>
      <text:p text:style-name="P1">Friday 28th of November 2025, 21:40, entry 552</text:p>
      <text:p text:style-name="P1">Let’s see... Today showed us what we were bad at, and how much we’ve progressed. The main takeaway is that we’ll feel like shit, we will. What matters is what we do then. What matters is whether you choose to push past your feelings, your state. Today, it took us a long time, but eventually you did.</text:p>
      <text:p text:style-name="P1">Also... I haven’t specified it, but... Should I write it down now? Yes, if only just to crush that thought of doing it later, when the “perfect moment” to do it arises. It won’t, and we’ll learn to not wait for it.</text:p>
      <text:p text:style-name="P1">So. For what feels like the past two months now, I’ve actually been on a slightly different routine from the last one I’d described. The main difference is in the workouts and the meditations: they’ve been reduced to “bite-size”, in such a way that I can and do do them every day at the time of my choosing. In practice, this means that workout sessions last a little less than five minutes, followed by five minutes of meditation, and I try to do this twice a day. When? When I can. Sometimes once in the morning and once in the evening, sometimes once in the afternoon, and so on. The training session also doesn’t exaggerate on intensity: that drains a lot of energy, which, by experience, tends to be counterproductive and leads me to not want to work out. One session consists of the following: 20 pushups, 20 lateral crunches, 20 jumping squats, and slightly modified dumbbell curls to train my back muscles. The first meditation session puts the focus on observing everything, both external and internal, non-judgmentally: the accent is on <text:span text:style-name="T1">perception</text:span>. I want to notice the smallest things, especially hardly noticeable yet influential things like intention. The second meditation sessions trains focus. I try to keep my thoughts only on my breathing. This separation was made because in the past, while meditating, I used to worry about what I should do, what my meditation should consist of.</text:p>
      <text:p text:style-name="P1">Also, perhaps I should vary my exercises likewise between the two sessions. Yes, that would probably be good. I’ve decided. The first session will have 10 burpees, 20 seconds of bicycle crunches, 15*2 lunges, and the back exercise stays the same. Very well. Let’s go to sleep now. And, the nightfront is a mirror of who I am. Do your best out there.</text:p>
      <text:p text:style-name="P1"/>
      <text:p text:style-name="P1">•••</text:p>
      <text:p text:style-name="P1">Saturday 29th of November 2025, 22:34, entry 553</text:p>
      <text:p text:style-name="P1">Hm. Tired. Let’s go to sleep.</text:p>
      <text:p text:style-name="P1"/>
      <text:p text:style-name="P1">•••</text:p>
      <text:p text:style-name="P1">Sunday 30th of November 2025, 21:52, entry 554</text:p>
      <text:p text:style-name="P1">I’m lacking focus. I’m drowning myself in data and stimuli. Thank you for noticing that. Let’s keep this notion alive for the future. So. What to say of today? Unfortunately, I won’t permit myself to say much as I intend to go to sleep early, but today was a fairly good day. It could have been a whole lot worse, and instead, it ended up being pretty good. Actually, let’s talk a little. Yesterday, I came to the conclusion that my analytical capabilities are not where I want them to be. To be blunt, I feel they’re mediocre. This is something I always felt while re-reading or even while writing analyses: they weren’t that good. There are many reasons that make me say that: during the process, a lot of “noise” pollutes my thoughts, and often they distract me, leading me to forget my original intention and drift off on some tangent I ultimately hardly or do not recover from. Then, there’s the quality of the breakdown themselves: I feel that very often, I do manage to touch on the core of the issue, I manage to identify it. But then I do very little with that knowledge, or rather, to use an analogy, it’s like I come upon a gold vein but fail to mine it effectively. And this is because I lack the tools to work on that gold in the rough. I have... the basic tools, I have a fair amount of intelligence, open-mindedness and other things, but I lack the machinery to make the most of my discoveries.</text:p>
      <text:p text:style-name="P1">And so, I want to build that machinery. A framework. One that allows me to... Measure certain aspects of myself, of my person that i might otherwise not see. Let’s start very simple: tell me, what’s my main strength? Tough question, isn’t it? Tough even for me, so you and your limited data have even less luck. Let’s be slightly more specific: what strength of mine can I leverage to increase my productivity? This is, of course, while accounting for my weaknesses and circumstances. Very difficult question to answer, I reckon. And that’s why I want to build a framework. To help me answer questions like those.</text:p>
      <text:p text:style-name="P1">Now, unlike the previous frameworks I’ve written down here, this one will be on a different scale. It’s not the type of thing that I can nor want to write down in a single session. It’s something that I wish to study, to dedicate time to. To that end, I’ll let the ideas that I have mature, and I’ll write down progress whenever I can. Its conception is likely to take weeks, but I believe it will be worth it. Ultimately, I want to allow myself to pinpoint strengths and weaknesses in my game, so that I may leverage the former or work on the latter. Ah, perhaps putting it that way will give me ideas: my aim is to measure my performance in the game of life. After all, the final spark that gave rise to this idea was a YT video breaking down Kobe’s strengths and weaknesses, one that explored players at their peaks. And, knowing just how analytical and studious Kobe was, it was shocking to me see that the people who made that video, the team behind “Thinking Basketball”, seemed to find things, weaknesses that Kobe himself likely hadn’t noticed (because if he had, you just knew that he would have worked on them hard). They dissected Jordan’s game equally impressively, and I knew I wanted to be able to do what they did for myself. So, let’s create a framework that helps us study our own performance in the game of life.</text:p>
      <text:p text:style-name="P1">Alright, that’s enough talking. See you tomorrow, if we’re that lucky.</text:p>
      <text:p text:style-name="P1"/>
      <text:p text:style-name="P1">•••</text:p>
      <text:p text:style-name="P1">Tuesday 2nd of December 2025, 01:26, entry 555</text:p>
      <text:p text:style-name="P1">Tired again. Not much to report. I’ll go to sleep. See ya. Goodnight.</text:p>
      <text:p text:style-name="P1"/>
      <text:p text:style-name="P1">•••</text:p>
      <text:p text:style-name="P1">Tuesday 2nd of December 2025, 22:21, entry 556</text:p>
      <text:p text:style-name="P1">Let’s talk. Maybe just a little. Kanataso announced her graduation today. It was sudden, it hurt, but that’s not what I have to talk about. You. Me. I. Something is missing. Just a little something. That’s how I feel. Everything is coming together, in my mind, but this isn’t it yet. This is not it yet. But, we’re so close. What am I lacking? What is that little thing that will cause the world to change forever? What is the little something that I have to add to myself, to gain, to learn, in order to glue all of my pieces together? I do not know. Perhaps, it’s something that doesn’t exist. Perhaps, this is just me trying to find something to make things easier, something to drive me. Or, perhaps, that something does exist.</text:p>
      <text:p text:style-name="P1">Today wasn’t it. Today wasn’t it at all. We let it be a rest day. But all throughout it, we knew what it took to make today it.</text:p>
      <text:p text:style-name="P1">I don’t know what that something is. I don’t even know if it exists. But I do know that I’m closer than ever to who I want to be. It’s like I know the theory, but don’t put it into practice. Why not?</text:p>
      <text:p text:style-name="P1">Because to win, you gotta lose. Days like today will happen, shit will happen. Shit will always happen. What matters is what you do. I don’t have a drive, I don’t have a strong dream, and that’s okay, I’ve made peace with that. If those things aren’t strong enough to carry me where I want to be, then I’ll become stronger. And I know how. See you tomorrow.</text:p>
      <text:p text:style-name="P1"/>
      <text:p text:style-name="P1">•••</text:p>
      <text:p text:style-name="P1">Thursday 4th of December 2025, 01:24, entry 557</text:p>
      <text:p text:style-name="P1">Am I being overconfident? Likely, yes. Let’s take a deep breath.</text:p>
      <text:p text:style-name="P1">I currently believe the missing something is “action”. My current overconfidence stems from perceived success, some of which can be objectively seen as so, and some other, not so much. Today, I woke up to the alarm clock as I... Commanded myself to? I’m not sure how to put it, but, I wanted it, I imagined it, and most importantly, I imagined what it took to do it, and I did it. Today, I also once again hit the wall that is my intellectual capacity. This part is the subjective success: I... Was getting stuck on a problem, for hours. I was getting desperate, and discouraged. However, I also applied lessons I’ve been learning, I’ve been ingraining in my mind: I stayed as cool-headed as I could, and most importantly, I took a step back. I took a step back the first time I got lost, and then went back in, and got discouraged again because I’d gone off the wrong path. And so, I took a step back again. This time, I realised hat in general, in problem solving, I do not follow any structure, I’m not organised. I just do what my instincts tell me, and most of the time that’s enough.</text:p>
      <text:p text:style-name="P1">It was the same with writing. It can only take you so far. Currently, I’ve adopted a very simple structure: identify the objective, and build a plan on how to get there, however vague it may be. I’ve been executing my plan. That’s why it’s so late. This perceived success has made me, probably, overconfident, and my overconfidence tells me I will wake up with the alarm tomorrow too, regardless of when I go to sleep.</text:p>
      <text:p text:style-name="P1">... I wonder about that. I wonder whether this was worth the bad positioning. Because I haven’t even finished. I plan to finish tomorrow. Can I really see this as a success? I’ve grown, that much is clear. And, taking a step back, right now is a lesson too. But what will the moral be? Was I screwed either way?</text:p>
      <text:p text:style-name="P1">Let’s explore that idea: you want to send an email to a professor, but only after doing your homework, your research. You tell yourself that you should have sent that email today, and that every day you delay, it will lessen your image in the professor’s mind; a terrible thing when you’re asking them to supervise your thesis. Well, tomorrow is an acceptable date to send a follow-up email, I believe. But, maybe I shouldn’t have sacrificed sleep and my schedule for it. Maybe I could have done it all tomorrow. I could have, if I tried hard enough... Sigh... Yeah, let this be a lesson. We’ll see tomorrow just how much this lesson cost us.</text:p>
      <text:p text:style-name="P1"/>
      <text:p text:style-name="P1">•••</text:p>
      <text:p text:style-name="P1">Thursday 4th of November 2025, 23:48, entry 558</text:p>
      <text:p text:style-name="P1">... Tired. That’s... Not good. I have to make sacrifices now, then. Now. Perhaps tomorrow I’ll be more talkative. The price to pay was greater than I thought. I need to adjust my energy expenditure expectations. But, let’s not go further. I’ll need all the sleep I can get. See you tomorrow, hopefully. Good night.</text:p>
      <text:p text:style-name="P1"/>
      <text:p text:style-name="P1">•••</text:p>
      <text:p text:style-name="P1">Friday 5th of November 2025, 21:50, entry 559</text:p>
      <text:p text:style-name="P1">There’s a lot to talk about. We’ll talk about it tomorrow. We’ll need to.</text:p>
      <text:p text:style-name="P1"/>
      <text:p text:style-name="P1">•••</text:p>
      <text:p text:style-name="P1">Saturday 6th of November 2025, 23:38, entry 560</text:p>
      <text:p text:style-name="P1">Tch. I’d like to blame the world but I know I could have made it so that I got here in time.</text:p>
      <text:p text:style-name="P1">Yeah. I guess I didn’t try, so I don’t get to complain. See you.</text:p>
      <text:p text:style-name="P1"/>
      <text:p text:style-name="P1">•••</text:p>
      <text:p text:style-name="P1">Sunday 7th of November 2025, 20:59, entry 561</text:p>
      <text:p text:style-name="P1">Feels like it’s been a while. In a way, that’s the case. I wish to go somewhere far away. Nero, by TSFH. I love how the piano sounds. And, right now, it makes me want to go somewhere, perhaps... in a hotel floating in space. Not to run away. Just... To go. To feel new horizons, and drown my thoughts in awe.</text:p>
      <text:p text:style-name="P1">Well, we have time. Shall we speak of what happened in the past few days, as reluctant as you may be?</text:p>
      <text:p text:style-name="P1">... Hm. Let’s.</text:p>
      <text:p text:style-name="P1">I wonder where this reluctance comes from. I’ve answered my question internally. It’s... Justified, we’ll let it be.</text:p>
      <text:p text:style-name="P1">Two Steps From Hell... I would struggle to pick my favourite album from them. It has to be between Skyworld and Battlecry. Skyworld because it was my introduction to TSFH and it has some of my absolute favourites. Battlecry because I was listening to it before TSFH themselves released it —to Starsky specifically— and it contains some of my absolute favourites.</text:p>
      <text:p text:style-name="P1">Skyworld, probably. I have more favourites there.</text:p>
      <text:p text:style-name="P1">Now then, I can see why I allowed myself to get sidetracked. No more. That’s now who I want to be. Let’s get to it.</text:p>
      <text:p text:style-name="P1"/>
      <text:p text:style-name="P1">The main point of interest is what happened on Thursday, and its consequences. In fact, we shall focus solely on that, as not much else of interest happened on the following days.</text:p>
      <text:p text:style-name="P1">To spare myself the shame and embarrassment, as those are two things I still feel must not be discarded but are unpleasant nevertheless, instead of stating the facts and then perform the analysis I will weave them together. Except I shan’t. I shall present the facts separately from my theories.</text:p>
      <text:p text:style-name="P1">Action is what I’d guessed to be the most important missing piece to my... Arsenal, to my puzzle. But as you’ve seen, after reaching this conclusion I started overdoing it, pushing myself indefinitely, with death being the hard limit, and the soft limit... Somewhere not far from it, hopefully. Thursday, I rediscovered how difficult it was to fight myself when I feel tired. And yet, on I pushed. And on I kept on pushing, fighting my fatigue to the best of my abilities.</text:p>
      <text:p text:style-name="P1">I hadn’t worked out that afternoon, nor could I muster the strength of will to study. I just... Didn’t do much. I struggled. That’s the right word: I struggled. This struggle bore fruits in the evening: as time slipped away from my hands, as I’d wasted an entire afternoon, I decided that I didn’t want it to end like that. And so, at the very least, I’d work out hard and then do whatever could be done with the time I had afterwards.</text:p>
      <text:p text:style-name="P1">I went hard during the workout. I’d pushed way beyond the limit of what was reasonable in my mind, and I was proud of it. In the end, after the workout I didn’t have time to get anything done, but that was okay, as it wasn’t my fault or within my control.</text:p>
      <text:p text:style-name="P1">... Did you notice, in that last sentence? That was complacency setting in: I was becoming complacent. Hence I was so late at writing the entry, that day. The “sacrifice” that I’d mentioned was exactly giving up on the complacency, and being disciplined once more and going to sleep right away. That is what I tried to do. That is what I failed to achieve.</text:p>
      <text:p text:style-name="P1">That night, instead of sleeping, for no reason in particular, I started watching porn videos. Well, there is a reason, but it’s a theory of mine, so I’ll hold it for later. The fact was that, to my own surprise, not only was I watching porn and started masturbating, I had no objection to that, I presented little to no opposition to it.</text:p>
      <text:p text:style-name="P1">Now, that would have been bad enough on its own, but lo and behold: the same was true the following morning. Worst of all: it nearly happened twice, that morning. I had no reason to oppose it, I couldn’t muster any, and things only stopped when I considered my options: either let myself fall to rock bottom, or try to stop myself mid-fall and claw my way back up. I chose the latter, but, only because it was the harder choice, and I felt like taking on the challenge. I had no drive nor reason to stop. Even now, I still doubt whether I have valid objections to it, despite having answered that question with a clear “no, but it’s cooler to not do it.” The days that followed this were just me getting back to where I was in terms of momentum.</text:p>
      <text:p text:style-name="P1"/>
      <text:p text:style-name="P1">Alright, that’s all the facts. Now let’s get to the theories that I’ve been thinking up.</text:p>
      <text:p text:style-name="P1">First and foremost: what happened? I believe that quite simply, I experienced a sort of burnout. This would mean that there’s some truth to the theory that willpower works like a muscle, because I simply had none after the workout. I’d burnt it all away. That is my theory.</text:p>
      <text:p text:style-name="P1">Secondly, I’ve observed that at least for my mind, when I’m mentally tired or when I’m close to sleeping, I become more affectionate and am more prone to lust. If, to such a me, you throw the wrong intrusive thoughts, and you get what happened Thursday night or Friday morning.</text:p>
      <text:p text:style-name="P1">Now, let’s have a look at the consequences, and other observations.</text:p>
      <text:p text:style-name="P1">What do I learn, from all this? First of all, that there’s such a thing as an instantaneous burnout. It’s a lot more sudden than actual burnouts, but in exchange it isn’t as severe, or at least wasn’t as severe to me as past episodes (i.e.: it could be that severity doesn’t change much between the two, but I changed since the episodes from years ago). This means two things: 1. I should be careful not to burn myself out unless I have to, but 2. that doesn’t mean that I’ll be actively avoiding it. I’ll merely try to position myself in such a way as to minimise those happening: if I burn out, I burn out. See, the truth is that a large part of me doesn’t want to avoid that burnout. It wants to hunt for it, to live in it once more. All for the sake of vengeance. And, it’s more than just vengeance, it’s not just about winning where I twice lost, it’s also about becoming someone who has not a shred of willpower left, and still stays true to their ideals. If I burn out I burn out, but I won’t cower from it, I won’t let this episode stigmatise burnouts or discourage me from giving my absolute best.</text:p>
      <text:p text:style-name="P1">Then, there’s me. The war should have ended with myself, and I thought that this meant no more lust. However, I observed something very interesting: there was no war, because I myself had given in to lust. And yet, there still was the slightest sliver of opposition. It was tiny, but there was always a thought in the back of my mind that told me to stop and go to sleep. To whom does it belong? There’s consciousness, and there’s the subconscious. Qu’est-ce que la conscience? I’m not sure whether in English it has the same connotation, but in French, “conscience” also carries notes of good morals. My current simplistic model of the relationship between consciousness, subconscious and intention, it doesn’t seem to account for these thoughts in the back of my mind, not at first glance anyway. As of right now, I’m not sure what to make of that, so I’ll say nothing.</text:p>
      <text:p text:style-name="P1"/>
      <text:p text:style-name="P1">One thing I will say though: I still feel at the top of my strength. This setback, I feel, only delays my inevitable growth. I currently feel that only disaster can stop my current growth.</text:p>
      <text:p text:style-name="P1">I’ll keep on growing. I’ll keep on fighting. This game of life, I’m unravelling it piece by piece, and I fully intend to achieve the only intrinsic goal I see in it: happiness. True happiness. Piece by piece, choice by choice, day by day. Should we be so fortunate, see you tomorrow.</text:p>
      <text:p text:style-name="P1"/>
      <text:p text:style-name="P1">•••</text:p>
      <text:p text:style-name="P1">Monday 8th of December 2025, 22:04, entry 562</text:p>
      <text:p text:style-name="P1">There would be much discussion to be had, there would be important things to be understood. Should I spend the time to try to understand them here, or do that in my bed, as I fall asleep?</text:p>
      <text:p text:style-name="P1">The latter may be the better option. I have much to think about. Perhaps I’ll share my thoughts here, but I will at least say that they regard productivity, or lack thereof. Well then, maybe I will see you tomorrow.</text:p>
      <text:p text:style-name="P1"/>
      <text:p text:style-name="P1">•••</text:p>
      <text:p text:style-name="P1">Tuesday 9th of December 2025, 21:51, entry 563</text:p>
      <text:p text:style-name="P1">Someone who has the pieces of the puzzle, but doesn’t know how to put them together. That’s how I’m feeling. I have many disparate tools, but I don’t know how to use them together, how to use my capacity properly. With everything I’ve learned, I should be able to do more. But I’m not. Or am I being too... Impatient? Or rather, am I overestimating my capabilities?</text:p>
      <text:p text:style-name="P1"> I wonder... To improve, to do my best everyday. Hm. Today, or should I say, yesterday I decided that I’m writing wrong. That I should try very hard at writing. In the past, that proved disastrous. However, with the experience I’ve accumulated so far, it might be the best thing to do. I wish to find that out. So, I want to try hard at writing.</text:p>
      <text:p text:style-name="P1"/>
      <text:p text:style-name="P1">•••</text:p>
      <text:p text:style-name="P1">Wednesday 10th of December 2025, 23:14, entry 564</text:p>
      <text:p text:style-name="P1">I’m more tired than I think. I’m noticing that I get tired more easily than I believe. That’s not quite it: I’ve gotten good at ignoring fatigue. I think that’s a good thing. I’m learning to push through. What’s not so good is that I’m only now noticing how tired I effectively am. Better late than never. See you tomorrow.</text:p>
      <text:p text:style-name="P1"/>
      <text:p text:style-name="P1">•••</text:p>
      <text:p text:style-name="P1">Thursday 11th of December 2025, 23:50, entry 565</text:p>
      <text:p text:style-name="P1">The hour on the clock is one of the current symptoms, the underlying issue is my current... Inability, to deal with fatigue. More precisely, its my current inability to pay the price it takes, to be great. Today, <text:s text:c="1"/>I thought the fragile balance of my current lifestyle was about to be broken. I like to think I don’t take people for granted, but that hardly helps when you lose them. Thankfully, I didn’t lose anyone, but this served as a reminder of just how fragile and precious a tedious daily routine is. And as I appreciated that, I came upon a video of Khabib Nurmagomedov as he was coaching. The lesson I learned from that 40 second video felt like another important piece to my puzzle: if you’re tired, you can go home, if you’re tired, you can cry. Lately, the uncertainty of my future has been getting to me at night. I felt like that uncertainty was unfair, and I felt like I wanted to cry about it. And today, I learned that I could. If I want to give up, I can do it. There were maybe 50 guys in the gym Khabib was coaching. He gave mercy to none of them, but he also let them know that being there was their choice. And not being there was also a choice. Not showing up is very much a choice. Crying is very much a choice. Nobody gives a fuck if you do. Nobody gives a fuck how hard you work. Results are everything.</text:p>
      <text:p text:style-name="P1">So. Nobody gives a fuck how tired I am, and how difficult it is to still pull shit off while tired. No one gives a shit about that. No one, except for me.</text:p>
      <text:p text:style-name="P1">Hard work irrespective of my state is a standard I wish to achieve. It is, I believe, the bare minimum for greatness, and I’m still not there. However, contrarily to what I was about to write: I’m not far from it. How long it will take to get there, I certainly don’t know, but I feel like I am getting there. And I will get there. See you.</text:p>
      <text:p text:style-name="P1"/>
      <text:p text:style-name="P1">•••</text:p>
      <text:p text:style-name="P1">Friday 12th of December 2025, 22:30, entry 566</text:p>
      <text:p text:style-name="P1">I don’t act. I don’t do what I know I should do. Not yet. How many times will we say those words, “not yet”? When will we stop saying them, when will we be able to hold our head high?</text:p>
      <text:p text:style-name="P1">Gumption. I overthink. I always overthink, and I always avoid doing whatever feels troublesome. I don’t need deep analysis to see that those are my current greatest... Problems. I have to overcome them. I have to act. I have to do, no matter the cost or the circumstances. To do... Right, nobody gives a fuck how hard you have to work to do what’s normal or average for others. Nobody gives a shit how much you have to suffer to get where you are. And I? I don’t get to speak about suffering. Oh, I’m the last person who gets to say anything about it. So, while I am that person, I must make the best of this situation. I must... Learn, grow, improve as much as I can while the circumstances allow for it. I have to, and I will. I need to act. To act. I need to do. I have to do. Do. Do. Not be lazy, pay the price that must be paid, bear all the suffering and pain on my back and keep moving forward. And no more will you see me cry or bitch about something. No more. I’ll take it all and keep moving forward. Let’s go to slee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